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TestBean.setObjectFactory( ObjectFactory &lt; ? &gt; objec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CreatingFactoryBeanTests.testWhenTargetBeanNameIsWhitespace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FactoryCreatingFactoryBeanTests.testDoesNotComplainWhenTargetBeanNameRefersToSingle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FactoryCreatingFactoryBean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CreatingFactoryBeanTests.testFactorySer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FactoryCreatingFactoryBeanTests.testWhenTargetBeanNameIs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FactoryCreatingFactoryBeanTests.testFactoryOpe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viderTestBean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CreatingFactoryBeanTests.testWhenTargetBeanNam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FactoryCreatingFactoryBeanTests.testProviderSer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FactoryCreatingFactoryBeanTests.testEnsureOFBFBReportsThatItActuallyCreatesObjectFactory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CreatingFactoryBeanTests.testProviderOpe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FactoryCreatingFactoryBea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TestBean.getObjec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TestBean.setProvider( Provider &lt; ? &gt;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